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8739688291884478759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8421360872298970738" text:style-name="L2">
        <text:list-item>
          <text:list>
            <text:list-header>
              <text:p text:style-name="P25">1.75 mile warmup at about 10:00/mile and rest a few minutes</text:p>
              <text:p text:style-name="P25">1 x 200, 4 x 400, 1 x 200 with about a 350m jog after each run. <text:s/></text:p>
              <text:p text:style-name="P25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3148918632801896705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6"><text:span text:style-name="T1">In the afternoon I ran and jogged 3.6 miles on the high school track.</text:span></text:p>
      <text:p text:style-name="P6">The workout included a 1.5 mile warm up and: 1 x 200m (66s), 1 x 400m (2:27), 1 x 800m (4:56),</text:p>
      <text:p text:style-name="P6">1 x 400m (2:30), 1 x 200m (60s). I jogged 200m or 400m after each ru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07T19:29:45.50</dc:date>
    <dc:creator>James  Lombardi</dc:creator>
    <meta:editing-duration>P1DT4H14M32S</meta:editing-duration>
    <meta:editing-cycles>131</meta:editing-cycles>
    <meta:generator>OpenOffice/4.1.2$Win32 OpenOffice.org_project/412m3$Build-9782</meta:generator>
    <meta:document-statistic meta:table-count="0" meta:image-count="0" meta:object-count="0" meta:page-count="23" meta:paragraph-count="573" meta:word-count="6152" meta:character-count="30614"/>
  </office:meta>
</office:document-meta>
</file>